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title">
      <style:graphic-properties fo:min-height="2.6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outline1">
      <style:graphic-properties draw:fill-color="#0066b3"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brary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Eigen has everything we need:</text:p>
            <text:p text:style-name="P1"/>
            <text:list text:style-name="L1">
              <text:list-item>
                <text:p text:style-name="P2"><text:s/>Easy intuitive initialization</text:p>
              </text:list-item>
              <text:list-item>
                <text:p text:style-name="P2"><text:s/>All the operations</text:p>
              </text:list-item>
              <text:list-item>
                <text:p text:style-name="P2"><text:s/>Easy to override operations</text:p>
              </text:list-item>
              <text:list-item>
                <text:p text:style-name="P2"><text:s/>Intuitive and semantic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ve parameter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R.O.S. already includes it</text:p>
            <text:p text:style-name="P1"/>
            <text:list text:style-name="L1">
              <text:list-item>
                <text:p text:style-name="P2"><text:s/>Less error prone</text:p>
              </text:list-item>
              <text:list-item>
                <text:p text:style-name="P2"><text:s/>More intuitive for students</text:p>
              </text:list-item>
              <text:list-item>
                <text:p text:style-name="P2"><text:s/>Documentation already exists</text:p>
              </text:list-item>
              <text:list-item>
                <text:p text:style-name="P2"><text:s/>Not a good idea in the launch fil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ot results</text:p>
          </draw:text-box>
        </draw:frame>
        <draw:frame presentation:style-name="pr4" draw:text-style-name="P4" draw:layer="layout" svg:width="25.2cm" svg:height="9.134cm" svg:x="1.4cm" svg:y="3.8cm" presentation:class="subtitle" presentation:user-transformed="true">
          <draw:text-box>
            <text:p>R.O.S. rqt_plot</text:p>
            <text:p text:style-name="P2"/>
            <text:list text:style-name="L1">
              <text:list-item>
                <text:p text:style-name="P2"><text:s/>Good for real time </text:p>
              </text:list-item>
              <text:list-item>
                <text:p text:style-name="P2"><text:s/>Not yet easy to use </text:p>
              </text:list-item>
              <text:list-item>
                <text:p text:style-name="P5"><text:s/>No-sense for end-resul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Plot results</text:p>
          </draw:text-box>
        </draw:frame>
        <draw:frame presentation:style-name="pr4" draw:text-style-name="P4" draw:layer="layout" svg:width="25.2cm" svg:height="9.134cm" svg:x="1.4cm" svg:y="3.8cm" presentation:class="subtitle">
          <draw:text-box>
            <text:p text:style-name="P6">MatplotLib</text:p>
            <text:p text:style-name="P6"/>
            <text:list text:style-name="L1">
              <text:list-item>
                <text:p text:style-name="P2"><text:s/>Ok for static</text:p>
              </text:list-item>
              <text:list-item>
                <text:p text:style-name="P2"><text:s/>Easy to use <text:s/>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ot results</text:p>
          </draw:text-box>
        </draw:frame>
        <draw:frame presentation:style-name="pr4" draw:text-style-name="P4" draw:layer="layout" svg:width="25.2cm" svg:height="9.134cm" svg:x="1.4cm" svg:y="3.8cm" presentation:class="subtitle">
          <draw:text-box>
            <text:p>Use of Images</text:p>
            <text:p/>
            <text:list text:style-name="L1">
              <text:list-item>
                <text:p text:style-name="P5"><text:s/>Requires OpenCv</text:p>
              </text:list-item>
              <text:list-item>
                <text:p text:style-name="P5"><text:s/>Not really the smartest idea </text:p>
              </text:list-item>
              <text:list-item>
                <text:p text:style-name="P5"><text:s/>Not easier than MatplotLib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ersions </text:p>
          </draw:text-box>
        </draw:frame>
        <draw:frame presentation:style-name="pr4" draw:text-style-name="P7" draw:layer="layout" svg:width="25.2cm" svg:height="9.134cm" svg:x="1.4cm" svg:y="3.8cm" presentation:class="subtitle">
          <draw:text-box>
            <text:list text:style-name="L1">
              <text:list-item>
                <text:p text:style-name="P5"><text:s/>Please start simple stupid</text:p>
              </text:list-item>
              <text:list-item>
                <text:p text:style-name="P5"><text:s/>Update or save new version?</text:p>
              </text:list-item>
              <text:list-item>
                <text:p text:style-name="P5"><text:s/>Pull to GitHub (shared with Garcia)</text:p>
              </text:list-item>
              <text:list-item>
                <text:p text:style-name="P5"><text:s/>Write down how we want to proceed</text:p>
              </text:list-item>
              <text:list-item>
                <text:p text:style-name="P2"><text:s/>Write down achievements of every iterations </text:p>
              </text:list-item>
              <text:list-item>
                <text:p text:style-name="P5"><text:s/>Update README accordingly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Interface</text:p>
          </draw:text-box>
        </draw:frame>
        <draw:frame presentation:style-name="pr4" draw:text-style-name="P4" draw:layer="layout" svg:width="25.2cm" svg:height="9.134cm" svg:x="1.4cm" svg:y="3.8cm" presentation:class="subtitle">
          <draw:text-box>
            <text:p>Launch file the application core </text:p>
            <text:p text:style-name="P5"/>
            <text:list text:style-name="L1">
              <text:list-item>
                <text:p text:style-name="P5"><text:s/>List all the parameters: saving allowed (dump)</text:p>
              </text:list-item>
              <text:list-item>
                <text:p text:style-name="P5"><text:s/>MOBRO fac-simile parameters list </text:p>
              </text:list-item>
              <text:list-item>
                <text:p text:style-name="P5"><text:s/>Saving folder and file name (error handling)</text:p>
              </text:list-item>
              <text:list-item>
                <text:p text:style-name="P2"><text:s/>All the args and an include, hide complexity</text:p>
              </text:list-item>
              <text:list-item>
                <text:p text:style-name="P5"><text:s/>Easy and to the point modification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cedure 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Finish first all the diagrams </text:p>
              </text:list-item>
              <text:list-item>
                <text:p>Implement it </text:p>
              </text:list-item>
              <text:list-item>
                <text:p>Alpha test, if ok Beta test</text:p>
              </text:list-item>
              <text:list-item>
                <text:p>New version: new diagrams </text:p>
              </text:list-item>
              <text:list-item>
                <text:p>Iterat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cedure, further application</text:p>
          </draw:text-box>
        </draw:frame>
        <draw:frame presentation:style-name="pr7" draw:text-style-name="P8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mplement flexible interface (keyboard)</text:p>
              </text:list-item>
              <text:list-item>
                <text:p>Move to real time loop simulation </text:p>
              </text:list-item>
              <text:list-item>
                <text:p>With final solution, acceptation test (UNIGE, CORO M1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much we can use rviz?</text:p>
          </draw:text-box>
        </draw:frame>
        <draw:frame presentation:style-name="pr4" draw:text-style-name="P4" draw:layer="layout" svg:width="25.2cm" svg:height="9.134cm" svg:x="1.4cm" svg:y="3.8cm">
          <draw:text-box>
            <text:p>A lot, actually</text:p>
            <text:p/>
            <text:list text:style-name="L1">
              <text:list-item>
                <text:p text:style-name="P5"><text:s/>We can control the robot </text:p>
              </text:list-item>
              <text:list-item>
                <text:p text:style-name="P5"><text:s/>We can plot the odometry (directly)</text:p>
              </text:list-item>
              <text:list-item>
                <text:p text:style-name="P5"><text:s/>We can plot the Kalman filter result (line)</text:p>
              </text:list-item>
              <text:list-item>
                <text:p text:style-name="P5"><text:s/>Keep it simple and lig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2:15:17.717639784</meta:creation-date>
    <meta:editing-duration>PT3M50S</meta:editing-duration>
    <meta:editing-cycles>4</meta:editing-cycles>
    <meta:generator>LibreOffice/6.0.7.3$Linux_X86_64 LibreOffice_project/00m0$Build-3</meta:generator>
    <dc:title>Bright Blue</dc:title>
    <dc:date>2020-05-27T21:04:19.762590557</dc:date>
    <meta:document-statistic meta:object-count="62"/>
  </office:meta>
</office:document-meta>
</file>